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38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54%" fo:text-align="center" style:tab-stop-distance="0.49132in" fo:margin-left="0in" fo:margin-right="0in" fo:text-indent="0in" fo:margin-top="0.09722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54%" fo:text-align="center" style:tab-stop-distance="0.49132in" fo:margin-left="0in" fo:margin-right="0in" fo:text-indent="0in" fo:margin-top="0.09722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4%" fo:text-align="center" style:tab-stop-distance="0.49132in" fo:margin-left="0in" fo:margin-right="0in" fo:text-indent="0in" fo:margin-top="0.18056in" fo:margin-bottom="0.16667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30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54%" fo:text-align="center" style:tab-stop-distance="0.49132in" fo:margin-left="0in" fo:margin-right="0in" fo:text-indent="0in" fo:margin-top="0.09722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2535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30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gradient" draw:fill-gradient-name="a1117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5">
      <style:paragraph-properties fo:line-height="130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30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30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30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30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30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13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7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171">
      <style:graphic-properties fo:wrap-option="wrap" fo:padding-top="0.0115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5">
      <style:drawing-page-properties draw:fill="gradient" draw:fill-gradient-name="a1134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44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56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5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6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4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5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4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6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5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</office:automatic-styles>
  <office:body>
    <office:presentation>
      <draw:page draw:name="Slide1" draw:style-name="a1118" draw:master-page-name="Master1-Layout12-cust-Disposition-personnalisée" presentation:presentation-page-layout-name="Master1-PPL12" draw:id="Slide-256">
        <draw:frame draw:id="id138" presentation:style-name="a1127" draw:name="Rectangle 1" svg:x="0.33854in" svg:y="1.66667in" svg:width="9.22743in" svg:height="5.52431in" presentation:class="subtitle" presentation:placeholder="false">
          <draw:text-box>
            <text:p text:style-name="a1120" text:class-names="" text:cond-style-name=""><text:span text:style-name="a1119" text:class-names="">SOA</text:span></text:p>
            <text:p text:style-name="a1122" text:class-names="" text:cond-style-name=""><text:span text:style-name="a1121" text:class-names=""/></text:p>
            <text:p text:style-name="a1124" text:class-names="" text:cond-style-name=""><text:span text:style-name="a1123" text:class-names="">Architecture et intégration d’applications d’entreprise</text:span></text:p>
            <text:p text:style-name="a1126" text:class-names="" text:cond-style-name=""><text:span text:style-name="a1125" text:class-names=""/></text:p>
          </draw:text-box>
          <svg:title/>
          <svg:desc/>
        </draw:frame>
        <presentation:notes draw:style-name="a1133">
          <draw:frame draw:id="id139" draw:style-name="a1130" draw:name="Rectangle 15" svg:x="4.25in" svg:y="9.49826in" svg:width="3.23264in" svg:height="0.48437in">
            <draw:text-box>
              <text:p text:style-name="a1129" text:class-names="" text:cond-style-name=""><text:span text:style-name="a1128" text:class-names=""><text:page-number style:num-format="1" text:fixed="false"/></text:span></text:p>
            </draw:text-box>
            <svg:title/>
            <svg:desc/>
          </draw:frame>
          <draw:page-thumbnail draw:page-number="1" svg:x="1.25174in" svg:y="0.75174in" svg:width="4.9809in" svg:height="3.73611in" presentation:class="page" draw:id="id140" presentation:style-name="a1131" draw:name="Text Box 1">
            <svg:title/>
            <svg:desc/>
          </draw:page-thumbnail>
          <draw:frame draw:id="id141" presentation:style-name="a1132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4" draw:style-name="a1135" draw:master-page-name="Master1-Layout2-obj-Titre-et-contenu" presentation:presentation-page-layout-name="Master1-PPL2" draw:id="Slide-259">
        <draw:frame draw:id="id142" presentation:style-name="a1138" draw:name="Rectangle 1" svg:x="0.33854in" svg:y="0.06076in" svg:width="7.69618in" svg:height="1.09028in" presentation:class="title" presentation:placeholder="false">
          <draw:text-box>
            <text:p text:style-name="a1137" text:class-names="" text:cond-style-name=""><text:span text:style-name="a1136" text:class-names="">Plan</text:span></text:p>
          </draw:text-box>
          <svg:title/>
          <svg:desc/>
        </draw:frame>
        <draw:frame draw:id="id143" presentation:style-name="a1166" draw:name="Rectangle 2" svg:x="0.33854in" svg:y="1.66667in" svg:width="9.22743in" svg:height="5.42535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Les problématiques d’intégration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La SOA – Services Oriented Architecture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La problématique universelle – Echanger des messages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Les données – XML, XSD, XSLT, XPATH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Les Web Services – SOAP, REST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Les MOM et les files de messages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Les ESB – Bus de routage et d’intégration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Les moteurs BPEL – Orchestrateur de services métier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</draw:text-box>
          <svg:title/>
          <svg:desc/>
        </draw:frame>
        <presentation:notes draw:style-name="a1172">
          <draw:frame draw:id="id144" draw:style-name="a1169" draw:name="Rectangle 15" svg:x="4.25in" svg:y="9.49826in" svg:width="3.23264in" svg:height="0.48437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2" svg:x="1.25174in" svg:y="0.75174in" svg:width="4.9809in" svg:height="3.73611in" presentation:class="page" draw:id="id145" presentation:style-name="a1170" draw:name="Text Box 1">
            <svg:title/>
            <svg:desc/>
          </draw:page-thumbnail>
          <draw:frame draw:id="id146" presentation:style-name="a1171" draw:name="Text Box 2" svg:x="1in" svg:y="4.75in" svg:width="5.48438in" svg:height="4.6336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itre et contenu">
      <presentation:placeholder presentation:object="title" svg:x="0.35417in" svg:y="-0.01563in" svg:width="7.69444in" svg:height="1.08854in"/>
      <presentation:placeholder presentation:object="object" svg:x="0.33854in" svg:y="1.66667in" svg:width="9.22569in" svg:height="5.52083in"/>
    </style:presentation-page-layout>
    <style:presentation-page-layout style:name="Master1-PPL3" style:display-name="En-têt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1-PPL4" style:display-name="Deux contenus">
      <presentation:placeholder presentation:object="title" svg:x="0.35417in" svg:y="-0.01563in" svg:width="7.69444in" svg:height="1.08854in"/>
      <presentation:placeholder presentation:object="object" svg:x="0.33854in" svg:y="1.66667in" svg:width="4.52951in" svg:height="5.52083in"/>
      <presentation:placeholder presentation:object="object" svg:x="5.03472in" svg:y="1.66667in" svg:width="4.52951in" svg:height="5.52083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Titre seul">
      <presentation:placeholder presentation:object="title" svg:x="0.35417in" svg:y="-0.01563in" svg:width="7.69444in" svg:height="1.08854in"/>
    </style:presentation-page-layout>
    <style:presentation-page-layout style:name="Master1-PPL7" style:display-name="Vide"/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1-PPL10" style:display-name="Titre et texte vertical">
      <presentation:placeholder presentation:object="title" svg:x="0.35417in" svg:y="-0.01563in" svg:width="7.69444in" svg:height="1.08854in"/>
      <presentation:placeholder presentation:object="outline" svg:x="0.33854in" svg:y="1.66667in" svg:width="9.22569in" svg:height="5.52083in"/>
    </style:presentation-page-layout>
    <style:presentation-page-layout style:name="Master1-PPL11" style:display-name="Titre vertical et texte">
      <presentation:placeholder presentation:object="title" svg:x="7.25868in" svg:y="0.10417in" svg:width="2.30556in" svg:height="7.08333in"/>
      <presentation:placeholder presentation:object="outline" svg:x="0.33854in" svg:y="0.10417in" svg:width="6.75347in" svg:height="7.08333in"/>
    </style:presentation-page-layout>
    <style:presentation-page-layout style:name="Master1-PPL12" style:display-name="Disposition personnalisée">
      <presentation:placeholder presentation:object="title" svg:x="0.33854in" svg:y="0.10417in" svg:width="7.69444in" svg:height="1.08854in"/>
    </style:presentation-page-layout>
    <style:style style:family="graphic" style:name="Graphics"/>
    <style:default-style style:family="graphic">
      <style:graphic-properties draw:fill="gradient" draw:fill-gradient-name="a1173" draw:stroke="solid" svg:stroke-width="0.01042in" svg:stroke-color="#00cc98" svg:stroke-opacity="100%" svg:stroke-linecap="butt" draw:shadow="visible" draw:shadow-offset-x="0in" draw:shadow-offset-y="0.02515in" draw:shadow-color="#000000" draw:shadow-opacity="35%"/>
    </style:default-style>
    <draw:gradient draw:name="a438" draw:style="radial" draw:cx="50%" draw:cy="50%" draw:start-color="#fbeec9" draw:end-color="#fed298" draw:start-intensity="100%" draw:end-intensity="100%"/>
    <draw:gradient draw:name="a778" draw:style="radial" draw:cx="50%" draw:cy="50%" draw:start-color="#fbeec9" draw:end-color="#fed298" draw:start-intensity="100%" draw:end-intensity="100%"/>
    <draw:gradient draw:name="a695" draw:style="linear" draw:angle="0" draw:start-color="#942824" draw:end-color="#671c19" draw:start-intensity="100%" draw:end-intensity="100%"/>
    <draw:gradient draw:name="a620" draw:style="radial" draw:cx="50%" draw:cy="50%" draw:start-color="#fbeec9" draw:end-color="#fed298" draw:start-intensity="100%" draw:end-intensity="100%"/>
    <draw:gradient draw:name="a624" draw:style="linear" draw:angle="2250" draw:start-color="#ffffff" draw:end-color="#e6e6e6" draw:start-intensity="100%" draw:end-intensity="100%"/>
    <draw:gradient draw:name="a0" draw:style="radial" draw:cx="50%" draw:cy="50%" draw:start-color="#fbeec9" draw:end-color="#fed298" draw:start-intensity="100%" draw:end-intensity="100%"/>
    <draw:gradient draw:name="a628" draw:style="linear" draw:angle="0" draw:start-color="#942824" draw:end-color="#671c19" draw:start-intensity="100%" draw:end-intensity="100%"/>
    <draw:gradient draw:name="a335" draw:style="radial" draw:cx="50%" draw:cy="50%" draw:start-color="#fbeec9" draw:end-color="#fed298" draw:start-intensity="100%" draw:end-intensity="100%"/>
    <draw:gradient draw:name="a4" draw:style="linear" draw:angle="2250" draw:start-color="#ffffff" draw:end-color="#e6e6e6" draw:start-intensity="100%" draw:end-intensity="100%"/>
    <draw:gradient draw:name="a549" draw:style="radial" draw:cx="50%" draw:cy="50%" draw:start-color="#fbeec9" draw:end-color="#fed298" draw:start-intensity="100%" draw:end-intensity="100%"/>
    <draw:gradient draw:name="a339" draw:style="linear" draw:angle="2250" draw:start-color="#ffffff" draw:end-color="#e6e6e6" draw:start-intensity="100%" draw:end-intensity="100%"/>
    <draw:gradient draw:name="a8" draw:style="linear" draw:angle="0" draw:start-color="#942824" draw:end-color="#671c19" draw:start-intensity="100%" draw:end-intensity="100%"/>
    <draw:gradient draw:name="a173" draw:style="radial" draw:cx="50%" draw:cy="50%" draw:start-color="#fbeec9" draw:end-color="#fed298" draw:start-intensity="100%" draw:end-intensity="100%"/>
    <draw:gradient draw:name="a944" draw:style="radial" draw:cx="50%" draw:cy="50%" draw:start-color="#fbeec9" draw:end-color="#fed298" draw:start-intensity="100%" draw:end-intensity="100%"/>
    <draw:gradient draw:name="a860" draw:style="linear" draw:angle="2250" draw:start-color="#ffffff" draw:end-color="#e6e6e6" draw:start-intensity="100%" draw:end-intensity="100%"/>
    <draw:gradient draw:name="a177" draw:style="linear" draw:angle="2250" draw:start-color="#ffffff" draw:end-color="#e6e6e6" draw:start-intensity="100%" draw:end-intensity="100%"/>
    <draw:gradient draw:name="a1134" draw:style="radial" draw:cx="50%" draw:cy="50%" draw:start-color="#fbeec9" draw:end-color="#fed298" draw:start-intensity="100%" draw:end-intensity="100%"/>
    <draw:gradient draw:name="a102" draw:style="linear" draw:angle="2250" draw:start-color="#ffffff" draw:end-color="#e6e6e6" draw:start-intensity="100%" draw:end-intensity="100%"/>
    <draw:gradient draw:name="a948" draw:style="linear" draw:angle="2250" draw:start-color="#ffffff" draw:end-color="#e6e6e6" draw:start-intensity="100%" draw:end-intensity="100%"/>
    <draw:gradient draw:name="a864" draw:style="linear" draw:angle="0" draw:start-color="#942824" draw:end-color="#671c19" draw:start-intensity="100%" draw:end-intensity="100%"/>
    <draw:gradient draw:name="a442" draw:style="linear" draw:angle="2250" draw:start-color="#ffffff" draw:end-color="#e6e6e6" draw:start-intensity="100%" draw:end-intensity="100%"/>
    <draw:gradient draw:name="a106" draw:style="linear" draw:angle="0" draw:start-color="#942824" draw:end-color="#671c19" draw:start-intensity="100%" draw:end-intensity="100%"/>
    <draw:gradient draw:name="a782" draw:style="linear" draw:angle="2250" draw:start-color="#ffffff" draw:end-color="#e6e6e6" draw:start-intensity="100%" draw:end-intensity="100%"/>
    <draw:gradient draw:name="a446" draw:style="linear" draw:angle="0" draw:start-color="#942824" draw:end-color="#671c19" draw:start-intensity="100%" draw:end-intensity="100%"/>
    <draw:gradient draw:name="a786" draw:style="linear" draw:angle="0" draw:start-color="#942824" draw:end-color="#671c19" draw:start-intensity="100%" draw:end-intensity="100%"/>
    <draw:gradient draw:name="a1032" draw:style="radial" draw:cx="50%" draw:cy="50%" draw:start-color="#fbeec9" draw:end-color="#fed298" draw:start-intensity="100%" draw:end-intensity="100%"/>
    <draw:gradient draw:name="a1117" draw:style="radial" draw:cx="50%" draw:cy="50%" draw:start-color="#fbeec9" draw:end-color="#fed298" draw:start-intensity="100%" draw:end-intensity="100%"/>
    <draw:gradient draw:name="a1036" draw:style="linear" draw:angle="2250" draw:start-color="#ffffff" draw:end-color="#e6e6e6" draw:start-intensity="100%" draw:end-intensity="100%"/>
    <draw:gradient draw:name="a553" draw:style="linear" draw:angle="2250" draw:start-color="#ffffff" draw:end-color="#e6e6e6" draw:start-intensity="100%" draw:end-intensity="100%"/>
    <draw:gradient draw:name="a343" draw:style="linear" draw:angle="0" draw:start-color="#942824" draw:end-color="#671c19" draw:start-intensity="100%" draw:end-intensity="100%"/>
    <draw:gradient draw:name="a260" draw:style="radial" draw:cx="50%" draw:cy="50%" draw:start-color="#fbeec9" draw:end-color="#fed298" draw:start-intensity="100%" draw:end-intensity="100%"/>
    <draw:gradient draw:name="a557" draw:style="linear" draw:angle="0" draw:start-color="#942824" draw:end-color="#671c19" draw:start-intensity="100%" draw:end-intensity="100%"/>
    <draw:gradient draw:name="a264" draw:style="linear" draw:angle="2250" draw:start-color="#ffffff" draw:end-color="#e6e6e6" draw:start-intensity="100%" draw:end-intensity="100%"/>
    <draw:gradient draw:name="a181" draw:style="linear" draw:angle="0" draw:start-color="#942824" draw:end-color="#671c19" draw:start-intensity="100%" draw:end-intensity="100%"/>
    <draw:gradient draw:name="a687" draw:style="radial" draw:cx="50%" draw:cy="50%" draw:start-color="#fbeec9" draw:end-color="#fed298" draw:start-intensity="100%" draw:end-intensity="100%"/>
    <draw:gradient draw:name="a98" draw:style="radial" draw:cx="50%" draw:cy="50%" draw:start-color="#fbeec9" draw:end-color="#fed298" draw:start-intensity="100%" draw:end-intensity="100%"/>
    <draw:gradient draw:name="a268" draw:style="linear" draw:angle="0" draw:start-color="#942824" draw:end-color="#671c19" draw:start-intensity="100%" draw:end-intensity="100%"/>
    <draw:gradient draw:name="a952" draw:style="linear" draw:angle="0" draw:start-color="#942824" draw:end-color="#671c19" draw:start-intensity="100%" draw:end-intensity="100%"/>
    <draw:gradient draw:name="a1040" draw:style="linear" draw:angle="0" draw:start-color="#942824" draw:end-color="#671c19" draw:start-intensity="100%" draw:end-intensity="100%"/>
    <draw:gradient draw:name="a856" draw:style="radial" draw:cx="50%" draw:cy="50%" draw:start-color="#fbeec9" draw:end-color="#fed298" draw:start-intensity="100%" draw:end-intensity="100%"/>
    <draw:gradient draw:name="a1173" draw:style="linear" draw:angle="1800" draw:start-color="#00eba8" draw:end-color="#85ffdb" draw:start-intensity="100%" draw:end-intensity="100%"/>
    <draw:gradient draw:name="a691" draw:style="linear" draw:angle="2250" draw:start-color="#ffffff" draw:end-color="#e6e6e6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draw:fill="none" draw:stroke="none"/>
    </style:style>
    <style:style style:family="presentation" style:name="a249">
      <style:graphic-properties draw:fill="none" draw:stroke="none"/>
    </style:style>
    <style:style style:family="paragraph" style:name="a4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gradient" draw:fill-gradient-name="a1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7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81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gradient" draw:fill-gradient-name="a2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 style:parent-style-name="Graphics">
      <style:graphic-properties draw:fill="none" fo:clip="rect(0in, 0in, 0in, 0in)" draw:stroke="none"/>
    </style:style>
    <style:style style:family="paragraph" style:name="a2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39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6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8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43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none"/>
    </style:style>
    <style:style style:family="presentation" style:name="a50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3" style:parent-style-name="Graphics">
      <style:graphic-properties draw:fill="none" fo:clip="rect(0in, 0in, 0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4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gradient" draw:fill-gradient-name="a4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6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presentation" style:name="a290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in)" draw:stroke="none"/>
    </style:style>
    <style:style style:family="paragraph" style:name="a37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draw:fill="none" draw:stroke="none"/>
    </style:style>
    <style:style style:family="paragraph" style:name="a61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gradient" draw:fill-gradient-name="a6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fo:clip="rect(0in, 0in, 0in, 0in)" draw:stroke="non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2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28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gradient" draw:fill-gradient-name="a5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53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 style:parent-style-name="Graphics">
      <style:graphic-properties draw:fill="none" fo:clip="rect(0in, 0in, 0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 style:parent-style-name="Graphics">
      <style:graphic-properties draw:fill="none" fo:clip="rect(0in, 0in, 0in, 0in)" draw:stroke="none"/>
    </style:style>
    <style:style style:family="text" style:name="a5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7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8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in)" draw:stroke="none"/>
    </style:style>
    <style:style style:family="paragraph" style:name="a58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none" draw:stroke="none"/>
    </style:style>
    <style:style style:family="graphic" style:name="a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gradient" draw:fill-gradient-name="a6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draw:fill="none" draw:stroke="none"/>
    </style:style>
    <style:style style:family="paragraph" style:name="a84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draw:fill="none" draw:stroke="none"/>
    </style:style>
    <style:style style:family="presentation" style:name="a929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8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91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gradient" draw:fill-gradient-name="a7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gradient" draw:fill-gradient-name="a8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3">
      <style:graphic-properties draw:fill="none" draw:stroke="non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gradient" draw:fill-gradient-name="a10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36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8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78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60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786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64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fo:clip="rect(0in, 0in, 0in, 0in)" draw:stroke="none"/>
    </style:style>
    <style:style style:family="drawing-page" style:name="a945">
      <style:drawing-page-properties draw:fill="gradient" draw:fill-gradient-name="a9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40" draw:stroke="none" draw:auto-grow-width="false" draw:auto-grow-height="false"/>
      <style:paragraph-properties style:font-independent-line-spacing="true" style:writing-mode="lr-tb"/>
    </style:style>
    <style:style style:family="graphic" style:name="a94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948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45" style:parent-style-name="Graphics">
      <style:graphic-properties draw:fill="none" fo:clip="rect(0in, 0in, 0in, 0in)" draw:stroke="none"/>
    </style:style>
    <style:style style:family="text" style:name="a10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in, 0in, 0in, 0in)" draw:stroke="none"/>
    </style:style>
    <style:style style:family="drawing-page" style:name="a99">
      <style:drawing-page-properties draw:fill="gradient" draw:fill-gradient-name="a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952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in, 0in, 0in, 0in)" draw:stroke="none"/>
    </style:style>
    <style:style style:family="paragraph" style:name="a1050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212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7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212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6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draw:fill="none" fo:clip="rect(0in, 0in, 0in, 0in)" draw:stroke="none"/>
    </style:style>
    <style:style style:family="text" style:name="a1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2122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text:list-style style:name="a4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6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9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0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9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9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number:date-style xmlns:number="urn:oasis:names:tc:opendocument:xmlns:datastyle:1.0" style:name="a1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1">
      <draw:custom-shape svg:x="-0.03819in" svg:y="1.15104in" svg:width="10.15625in" svg:height="6.34896in" draw:id="id0" draw:style-name="a5" draw:name="AutoShape 1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" draw:style-name="a9" draw:name="AutoShape 2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2" draw:name="Rectangle 4" svg:x="0.35417in" svg:y="-0.01563in" svg:width="7.69444in" svg:height="1.08854in" presentation:class="title" presentation:placeholder="false">
        <draw:text-box>
          <text:p text:style-name="a11" text:class-names="" text:cond-style-name=""><text:span text:style-name="a10" text:class-names="">Cliquez pour éditer le format du texte-titre</text:span></text:p>
        </draw:text-box>
        <svg:title/>
        <svg:desc/>
      </draw:frame>
      <draw:frame draw:id="id3" presentation:style-name="a40" draw:name="Rectangle 5" svg:x="0.33854in" svg:y="1.66667in" svg:width="9.22569in" svg:height="5.5208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quez pour éditer le format du plan de text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niveau de plan</text:span></text:p>
                </text:list-item>
              </text:list>
            </text:list-item>
          </text:list>
          <text:list text:style-name="a21">
            <text:list-item>
              <text:p text:style-name="a20" text:class-names="" text:cond-style-name=""><text:span text:style-name="a19" text:class-names="">Troisième niveau de plan</text:span></text:p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Six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p text:style-name="a32" text:class-names="" text:cond-style-name=""><text:span text:style-name="a31" text:class-names="">Sep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list text:style-name="a36">
                        <text:list-item>
                          <text:list text:style-name="a36">
                            <text:list-item>
                              <text:p text:style-name="a35" text:class-names="" text:cond-style-name=""><text:span text:style-name="a34" text:class-names="">Hui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">
            <text:list-item>
              <text:list text:style-name="a39">
                <text:list-item>
                  <text:list text:style-name="a39">
                    <text:list-item>
                      <text:list text:style-name="a39">
                        <text:list-item>
                          <text:list text:style-name="a39">
                            <text:list-item>
                              <text:p text:style-name="a38" text:class-names="" text:cond-style-name=""><text:span text:style-name="a37" text:class-names="">Neuv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8.25868in" svg:y="0.31424in" svg:width="1.62326in" svg:height="0.59028in" draw:id="id4" draw:style-name="a43" draw:name="AutoShape 6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" draw:style-name="a44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6" draw:style-name="a47" draw:name="Rectangle 8">
        <svg:title/>
        <svg:desc/>
        <text:p text:style-name="a46" text:class-names="" text:cond-style-name=""><text:span text:style-name="a45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7" draw:style-name="a50" draw:name="Rectangle 9">
        <svg:title/>
        <svg:desc/>
        <text:p text:style-name="a49" text:class-names="" text:cond-style-name=""><text:span text:style-name="a4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8" draw:style-name="a53" draw:name="Rectangle 10">
        <svg:title/>
        <svg:desc/>
        <text:p text:style-name="a52" text:class-names="" text:cond-style-name=""><text:span text:style-name="a51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97">
        <draw:custom-shape svg:x="0in" svg:y="0in" svg:width="7.5in" svg:height="10in" draw:id="id9" draw:style-name="a56" draw:name="AutoShape 1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9" draw:name="AutoShape 2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62" draw:name="AutoShape 3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65" draw:name="AutoShape 4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68" draw:name="AutoShape 5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71" draw:name="AutoShape 6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74" draw:name="AutoShape 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77" draw:name="AutoShape 8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80" draw:name="AutoShape 9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83" draw:name="Rectangle 10" svg:x="0in" svg:y="0in" svg:width="3.23264in" svg:height="0.48438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9" presentation:style-name="a86" draw:name="Rectangle 11" svg:x="4.25in" svg:y="0in" svg:width="3.23264in" svg:height="0.48438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87" draw:name="Rectangle 12">
          <svg:title/>
          <svg:desc/>
        </draw:page-thumbnail>
        <draw:frame draw:id="id21" presentation:style-name="a90" draw:name="Rectangle 13" svg:x="1in" svg:y="4.75in" svg:width="5.48264in" svg:height="4.48264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22" presentation:style-name="a93" draw:name="Rectangle 14" svg:x="0in" svg:y="9.49826in" svg:width="3.23264in" svg:height="0.48437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23" presentation:style-name="a96" draw:name="Rectangle 15" svg:x="4.25in" svg:y="9.49826in" svg:width="3.23264in" svg:height="0.48437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99">
      <draw:custom-shape svg:x="-0.03819in" svg:y="1.15104in" svg:width="10.15625in" svg:height="6.34896in" draw:id="id24" draw:layer="Master1-bg" draw:style-name="a103" draw:name="AutoShape 1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25" draw:layer="Master1-bg" draw:style-name="a107" draw:name="AutoShape 2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6" draw:layer="Master1-bg" draw:style-name="a110" draw:name="Auto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7" draw:layer="Master1-bg" draw:style-name="a111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28" draw:layer="Master1-bg" draw:style-name="a114" draw:name="Rectangle 8">
        <svg:title/>
        <svg:desc/>
        <text:p text:style-name="a113" text:class-names="" text:cond-style-name=""><text:span text:style-name="a11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29" draw:layer="Master1-bg" draw:style-name="a117" draw:name="Rectangle 9">
        <svg:title/>
        <svg:desc/>
        <text:p text:style-name="a116" text:class-names="" text:cond-style-name=""><text:span text:style-name="a115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30" draw:layer="Master1-bg" draw:style-name="a120" draw:name="Rectangle 10">
        <svg:title/>
        <svg:desc/>
        <text:p text:style-name="a119" text:class-names="" text:cond-style-name=""><text:span text:style-name="a11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24" draw:name="Titre 1" svg:x="0.75in" svg:y="2.32986in" svg:width="8.5in" svg:height="1.60764in" presentation:class="title" presentation:placeholder="false">
        <draw:text-box>
          <text:p text:style-name="a123" text:class-names="" text:cond-style-name=""><text:span text:style-name="a121" text:class-names="">Cliquez et modifiez le titre</text:span><text:span text:style-name="a122" text:class-names=""/></text:p>
        </draw:text-box>
        <svg:title/>
        <svg:desc/>
      </draw:frame>
      <draw:frame draw:id="id32" presentation:style-name="a128" draw:name="Sous-titre 2" svg:x="1.5in" svg:y="4.25in" svg:width="7in" svg:height="1.91667in" presentation:class="subtitle" presentation:placeholder="false">
        <draw:text-box>
          <text:p text:style-name="a127" text:class-names="" text:cond-style-name=""><text:span text:style-name="a125" text:class-names="">Cliquez pour modifier le style des sous-titres du masque</text:span><text:span text:style-name="a126" text:class-names=""/></text:p>
        </draw:text-box>
        <svg:title/>
        <svg:desc/>
      </draw:frame>
      <presentation:notes style:page-layout-name="pageLayout2" draw:style-name="a172">
        <draw:custom-shape svg:x="0in" svg:y="0in" svg:width="7.5in" svg:height="10in" draw:id="id9" draw:style-name="a131" draw:name="AutoShape 1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34" draw:name="AutoShape 2">
          <svg:title/>
          <svg:desc/>
          <text:p text:style-name="a133" text:class-names="" text:cond-style-name=""><text:span text:style-name="a1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37" draw:name="AutoShape 3">
          <svg:title/>
          <svg:desc/>
          <text:p text:style-name="a136" text:class-names="" text:cond-style-name=""><text:span text:style-name="a1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40" draw:name="AutoShape 4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43" draw:name="AutoShape 5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46" draw:name="AutoShape 6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49" draw:name="AutoShape 7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52" draw:name="AutoShape 8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55" draw:name="AutoShape 9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58" draw:name="Rectangle 10" svg:x="0in" svg:y="0in" svg:width="3.23264in" svg:height="0.48438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9" presentation:style-name="a161" draw:name="Rectangle 11" svg:x="4.25in" svg:y="0in" svg:width="3.23264in" svg:height="0.48438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62" draw:name="Rectangle 12">
          <svg:title/>
          <svg:desc/>
        </draw:page-thumbnail>
        <draw:frame draw:id="id21" presentation:style-name="a165" draw:name="Rectangle 13" svg:x="1in" svg:y="4.75in" svg:width="5.48264in" svg:height="4.48264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22" presentation:style-name="a168" draw:name="Rectangle 14" svg:x="0in" svg:y="9.49826in" svg:width="3.23264in" svg:height="0.48437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23" presentation:style-name="a171" draw:name="Rectangle 15" svg:x="4.25in" svg:y="9.49826in" svg:width="3.23264in" svg:height="0.48437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74">
      <draw:custom-shape svg:x="-0.03819in" svg:y="1.15104in" svg:width="10.15625in" svg:height="6.34896in" draw:id="id33" draw:layer="Master1-bg" draw:style-name="a178" draw:name="AutoShape 1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34" draw:layer="Master1-bg" draw:style-name="a182" draw:name="AutoShape 2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35" draw:layer="Master1-bg" draw:style-name="a185" draw:name="AutoShape 6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6" draw:layer="Master1-bg" draw:style-name="a186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37" draw:layer="Master1-bg" draw:style-name="a189" draw:name="Rectangle 8">
        <svg:title/>
        <svg:desc/>
        <text:p text:style-name="a188" text:class-names="" text:cond-style-name=""><text:span text:style-name="a187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38" draw:layer="Master1-bg" draw:style-name="a192" draw:name="Rectangle 9">
        <svg:title/>
        <svg:desc/>
        <text:p text:style-name="a191" text:class-names="" text:cond-style-name=""><text:span text:style-name="a190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39" draw:layer="Master1-bg" draw:style-name="a195" draw:name="Rectangle 10">
        <svg:title/>
        <svg:desc/>
        <text:p text:style-name="a194" text:class-names="" text:cond-style-name=""><text:span text:style-name="a193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99" draw:name="Titre 1" svg:x="0.35417in" svg:y="-0.01563in" svg:width="7.69444in" svg:height="1.08854in" presentation:class="title" presentation:placeholder="false">
        <draw:text-box>
          <text:p text:style-name="a198" text:class-names="" text:cond-style-name=""><text:span text:style-name="a196" text:class-names="">Cliquez et modifiez le titre</text:span><text:span text:style-name="a197" text:class-names=""/></text:p>
        </draw:text-box>
        <svg:title/>
        <svg:desc/>
      </draw:frame>
      <draw:frame draw:id="id41" presentation:style-name="a215" draw:name="Espace réservé du contenu 2" svg:x="0.33854in" svg:y="1.66667in" svg:width="9.22569in" svg:height="5.52083in" presentation:class="object" presentation:placeholder="false">
        <draw:text-box>
          <text:p text:style-name="a201" text:class-names="" text:cond-style-name=""><text:span text:style-name="a200" text:class-names="">Cliquez pour modifier les styles du texte du masque</text:span></text:p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9">
        <draw:custom-shape svg:x="0in" svg:y="0in" svg:width="7.5in" svg:height="10in" draw:id="id9" draw:style-name="a218" draw:name="AutoShape 1">
          <svg:title/>
          <svg:desc/>
          <text:p text:style-name="a217" text:class-names="" text:cond-style-name=""><text:span text:style-name="a2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21" draw:name="AutoShape 2">
          <svg:title/>
          <svg:desc/>
          <text:p text:style-name="a220" text:class-names="" text:cond-style-name=""><text:span text:style-name="a2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24" draw:name="AutoShape 3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227" draw:name="AutoShape 4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230" draw:name="AutoShape 5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233" draw:name="AutoShape 6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236" draw:name="AutoShape 7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239" draw:name="AutoShape 8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242" draw:name="AutoShape 9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245" draw:name="Rectangle 10" svg:x="0in" svg:y="0in" svg:width="3.23264in" svg:height="0.48438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9" presentation:style-name="a248" draw:name="Rectangle 11" svg:x="4.25in" svg:y="0in" svg:width="3.23264in" svg:height="0.48438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249" draw:name="Rectangle 12">
          <svg:title/>
          <svg:desc/>
        </draw:page-thumbnail>
        <draw:frame draw:id="id21" presentation:style-name="a252" draw:name="Rectangle 13" svg:x="1in" svg:y="4.75in" svg:width="5.48264in" svg:height="4.48264in" presentation:class="notes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22" presentation:style-name="a255" draw:name="Rectangle 14" svg:x="0in" svg:y="9.49826in" svg:width="3.23264in" svg:height="0.48437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23" presentation:style-name="a258" draw:name="Rectangle 15" svg:x="4.25in" svg:y="9.49826in" svg:width="3.23264in" svg:height="0.48437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61">
      <draw:custom-shape svg:x="-0.03819in" svg:y="1.15104in" svg:width="10.15625in" svg:height="6.34896in" draw:id="id42" draw:layer="Master1-bg" draw:style-name="a265" draw:name="AutoShape 1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43" draw:layer="Master1-bg" draw:style-name="a269" draw:name="AutoShape 2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44" draw:layer="Master1-bg" draw:style-name="a272" draw:name="AutoShape 6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5" draw:layer="Master1-bg" draw:style-name="a273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46" draw:layer="Master1-bg" draw:style-name="a276" draw:name="Rectangle 8">
        <svg:title/>
        <svg:desc/>
        <text:p text:style-name="a275" text:class-names="" text:cond-style-name=""><text:span text:style-name="a27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47" draw:layer="Master1-bg" draw:style-name="a279" draw:name="Rectangle 9">
        <svg:title/>
        <svg:desc/>
        <text:p text:style-name="a278" text:class-names="" text:cond-style-name=""><text:span text:style-name="a277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48" draw:layer="Master1-bg" draw:style-name="a282" draw:name="Rectangle 10">
        <svg:title/>
        <svg:desc/>
        <text:p text:style-name="a281" text:class-names="" text:cond-style-name=""><text:span text:style-name="a28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6" draw:name="Titre 1" svg:x="0.78993in" svg:y="4.81944in" svg:width="8.5in" svg:height="1.48958in" presentation:class="title" presentation:placeholder="false">
        <draw:text-box>
          <text:p text:style-name="a285" text:class-names="" text:cond-style-name=""><text:span text:style-name="a283" text:class-names="">Cliquez et modifiez le titre</text:span><text:span text:style-name="a284" text:class-names=""/></text:p>
        </draw:text-box>
        <svg:title/>
        <svg:desc/>
      </draw:frame>
      <draw:frame draw:id="id50" presentation:style-name="a290" draw:name="Espace réservé du texte 2" svg:x="0.78993in" svg:y="3.17882in" svg:width="8.5in" svg:height="1.64062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334">
        <draw:custom-shape svg:x="0in" svg:y="0in" svg:width="7.5in" svg:height="10in" draw:id="id9" draw:style-name="a293" draw:name="AutoShape 1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96" draw:name="AutoShape 2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99" draw:name="AutoShape 3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302" draw:name="AutoShape 4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305" draw:name="AutoShape 5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308" draw:name="AutoShape 6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311" draw:name="AutoShape 7">
          <svg:title/>
          <svg:desc/>
          <text:p text:style-name="a310" text:class-names="" text:cond-style-name=""><text:span text:style-name="a3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314" draw:name="AutoShape 8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317" draw:name="AutoShape 9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320" draw:name="Rectangle 10" svg:x="0in" svg:y="0in" svg:width="3.23264in" svg:height="0.48438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9" presentation:style-name="a323" draw:name="Rectangle 11" svg:x="4.25in" svg:y="0in" svg:width="3.23264in" svg:height="0.48438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324" draw:name="Rectangle 12">
          <svg:title/>
          <svg:desc/>
        </draw:page-thumbnail>
        <draw:frame draw:id="id21" presentation:style-name="a327" draw:name="Rectangle 13" svg:x="1in" svg:y="4.75in" svg:width="5.48264in" svg:height="4.48264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22" presentation:style-name="a330" draw:name="Rectangle 14" svg:x="0in" svg:y="9.49826in" svg:width="3.23264in" svg:height="0.48437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23" presentation:style-name="a333" draw:name="Rectangle 15" svg:x="4.25in" svg:y="9.49826in" svg:width="3.23264in" svg:height="0.48437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36">
      <draw:custom-shape svg:x="-0.03819in" svg:y="1.15104in" svg:width="10.15625in" svg:height="6.34896in" draw:id="id51" draw:layer="Master1-bg" draw:style-name="a340" draw:name="AutoShape 1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52" draw:layer="Master1-bg" draw:style-name="a344" draw:name="AutoShape 2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53" draw:layer="Master1-bg" draw:style-name="a347" draw:name="AutoShape 6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4" draw:layer="Master1-bg" draw:style-name="a348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55" draw:layer="Master1-bg" draw:style-name="a351" draw:name="Rectangle 8">
        <svg:title/>
        <svg:desc/>
        <text:p text:style-name="a350" text:class-names="" text:cond-style-name=""><text:span text:style-name="a349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56" draw:layer="Master1-bg" draw:style-name="a354" draw:name="Rectangle 9">
        <svg:title/>
        <svg:desc/>
        <text:p text:style-name="a353" text:class-names="" text:cond-style-name=""><text:span text:style-name="a352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57" draw:layer="Master1-bg" draw:style-name="a357" draw:name="Rectangle 10">
        <svg:title/>
        <svg:desc/>
        <text:p text:style-name="a356" text:class-names="" text:cond-style-name=""><text:span text:style-name="a35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61" draw:name="Titre 1" svg:x="0.35417in" svg:y="-0.01563in" svg:width="7.69444in" svg:height="1.08854in" presentation:class="title" presentation:placeholder="false">
        <draw:text-box>
          <text:p text:style-name="a360" text:class-names="" text:cond-style-name=""><text:span text:style-name="a358" text:class-names="">Cliquez et modifiez le titre</text:span><text:span text:style-name="a359" text:class-names=""/></text:p>
        </draw:text-box>
        <svg:title/>
        <svg:desc/>
      </draw:frame>
      <draw:frame draw:id="id59" presentation:style-name="a377" draw:name="Espace réservé du contenu 2" svg:x="0.33854in" svg:y="1.66667in" svg:width="4.52951in" svg:height="5.52083in" presentation:class="object" presentation:placeholder="false">
        <draw:text-box>
          <text:p text:style-name="a363" text:class-names="" text:cond-style-name=""><text:span text:style-name="a362" text:class-names="">Cliquez pour modifier les styles du texte du masque</text:span></text:p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Deuxième niveau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Cinquième niveau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3" draw:name="Espace réservé du contenu 3" svg:x="5.03472in" svg:y="1.66667in" svg:width="4.52951in" svg:height="5.52083in" presentation:class="object" presentation:placeholder="false">
        <draw:text-box>
          <text:p text:style-name="a379" text:class-names="" text:cond-style-name=""><text:span text:style-name="a378" text:class-names="">Cliquez pour modifier les styles du texte du masque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Deuxième niveau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Cinquième niveau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7">
        <draw:custom-shape svg:x="0in" svg:y="0in" svg:width="7.5in" svg:height="10in" draw:id="id9" draw:style-name="a396" draw:name="AutoShape 1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399" draw:name="AutoShape 2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402" draw:name="AutoShape 3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405" draw:name="AutoShape 4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408" draw:name="AutoShape 5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411" draw:name="AutoShape 6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414" draw:name="AutoShape 7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417" draw:name="AutoShape 8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420" draw:name="AutoShape 9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423" draw:name="Rectangle 10" svg:x="0in" svg:y="0in" svg:width="3.23264in" svg:height="0.48438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9" presentation:style-name="a426" draw:name="Rectangle 11" svg:x="4.25in" svg:y="0in" svg:width="3.23264in" svg:height="0.48438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427" draw:name="Rectangle 12">
          <svg:title/>
          <svg:desc/>
        </draw:page-thumbnail>
        <draw:frame draw:id="id21" presentation:style-name="a430" draw:name="Rectangle 13" svg:x="1in" svg:y="4.75in" svg:width="5.48264in" svg:height="4.48264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22" presentation:style-name="a433" draw:name="Rectangle 14" svg:x="0in" svg:y="9.49826in" svg:width="3.23264in" svg:height="0.48437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23" presentation:style-name="a436" draw:name="Rectangle 15" svg:x="4.25in" svg:y="9.49826in" svg:width="3.23264in" svg:height="0.48437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9">
      <draw:custom-shape svg:x="-0.03819in" svg:y="1.15104in" svg:width="10.15625in" svg:height="6.34896in" draw:id="id61" draw:layer="Master1-bg" draw:style-name="a443" draw:name="AutoShape 1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62" draw:layer="Master1-bg" draw:style-name="a447" draw:name="AutoShape 2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63" draw:layer="Master1-bg" draw:style-name="a450" draw:name="AutoShape 6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4" draw:layer="Master1-bg" draw:style-name="a451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65" draw:layer="Master1-bg" draw:style-name="a454" draw:name="Rectangle 8">
        <svg:title/>
        <svg:desc/>
        <text:p text:style-name="a453" text:class-names="" text:cond-style-name=""><text:span text:style-name="a45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66" draw:layer="Master1-bg" draw:style-name="a457" draw:name="Rectangle 9">
        <svg:title/>
        <svg:desc/>
        <text:p text:style-name="a456" text:class-names="" text:cond-style-name=""><text:span text:style-name="a455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67" draw:layer="Master1-bg" draw:style-name="a460" draw:name="Rectangle 10">
        <svg:title/>
        <svg:desc/>
        <text:p text:style-name="a459" text:class-names="" text:cond-style-name=""><text:span text:style-name="a45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464" draw:name="Titre 1" svg:x="0.5in" svg:y="0.30035in" svg:width="9in" svg:height="1.25in" presentation:class="title" presentation:placeholder="false">
        <draw:text-box>
          <text:p text:style-name="a463" text:class-names="" text:cond-style-name=""><text:span text:style-name="a461" text:class-names="">Cliquez et modifiez le titre</text:span><text:span text:style-name="a462" text:class-names=""/></text:p>
        </draw:text-box>
        <svg:title/>
        <svg:desc/>
      </draw:frame>
      <draw:frame draw:id="id69" presentation:style-name="a468" draw:name="Espace réservé du texte 2" svg:x="0.5in" svg:y="1.67882in" svg:width="4.4184in" svg:height="0.6996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484" draw:name="Espace réservé du contenu 3" svg:x="0.5in" svg:y="2.37847in" svg:width="4.4184in" svg:height="4.32118in" presentation:class="object" presentation:placeholder="false">
        <draw:text-box>
          <text:p text:style-name="a470" text:class-names="" text:cond-style-name=""><text:span text:style-name="a469" text:class-names="">Cliquez pour modifier les styles du texte du masque</text:span></text:p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88" draw:name="Espace réservé du texte 4" svg:x="5.07986in" svg:y="1.67882in" svg:width="4.42014in" svg:height="0.69965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quez pour modifier les styles du texte du masque</text:span></text:p>
            </text:list-item>
          </text:list>
        </draw:text-box>
        <svg:title/>
        <svg:desc/>
      </draw:frame>
      <draw:frame draw:id="id72" presentation:style-name="a504" draw:name="Espace réservé du contenu 5" svg:x="5.07986in" svg:y="2.37847in" svg:width="4.42014in" svg:height="4.32118in" presentation:class="object" presentation:placeholder="false">
        <draw:text-box>
          <text:p text:style-name="a490" text:class-names="" text:cond-style-name=""><text:span text:style-name="a489" text:class-names="">Cliquez pour modifier les styles du texte du masque</text:span></text:p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Deuxièm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0" text:class-names="">Cinquième niveau</text:span><text:span text:style-name="a5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48">
        <draw:custom-shape svg:x="0in" svg:y="0in" svg:width="7.5in" svg:height="10in" draw:id="id9" draw:style-name="a507" draw:name="AutoShape 1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10" draw:name="AutoShape 2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513" draw:name="AutoShape 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516" draw:name="AutoShape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519" draw:name="AutoShape 5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522" draw:name="AutoShape 6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525" draw:name="AutoShape 7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528" draw:name="AutoShape 8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531" draw:name="AutoShape 9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534" draw:name="Rectangle 10" svg:x="0in" svg:y="0in" svg:width="3.23264in" svg:height="0.48438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9" presentation:style-name="a537" draw:name="Rectangle 11" svg:x="4.25in" svg:y="0in" svg:width="3.23264in" svg:height="0.48438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538" draw:name="Rectangle 12">
          <svg:title/>
          <svg:desc/>
        </draw:page-thumbnail>
        <draw:frame draw:id="id21" presentation:style-name="a541" draw:name="Rectangle 13" svg:x="1in" svg:y="4.75in" svg:width="5.48264in" svg:height="4.48264in" presentation:class="notes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22" presentation:style-name="a544" draw:name="Rectangle 14" svg:x="0in" svg:y="9.49826in" svg:width="3.23264in" svg:height="0.48437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23" presentation:style-name="a547" draw:name="Rectangle 15" svg:x="4.25in" svg:y="9.49826in" svg:width="3.23264in" svg:height="0.48437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50">
      <draw:custom-shape svg:x="-0.03819in" svg:y="1.15104in" svg:width="10.15625in" svg:height="6.34896in" draw:id="id73" draw:layer="Master1-bg" draw:style-name="a554" draw:name="AutoShape 1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74" draw:layer="Master1-bg" draw:style-name="a558" draw:name="AutoShape 2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75" draw:layer="Master1-bg" draw:style-name="a561" draw:name="AutoShape 6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6" draw:layer="Master1-bg" draw:style-name="a562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77" draw:layer="Master1-bg" draw:style-name="a565" draw:name="Rectangle 8">
        <svg:title/>
        <svg:desc/>
        <text:p text:style-name="a564" text:class-names="" text:cond-style-name=""><text:span text:style-name="a563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78" draw:layer="Master1-bg" draw:style-name="a568" draw:name="Rectangle 9">
        <svg:title/>
        <svg:desc/>
        <text:p text:style-name="a567" text:class-names="" text:cond-style-name=""><text:span text:style-name="a566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79" draw:layer="Master1-bg" draw:style-name="a571" draw:name="Rectangle 10">
        <svg:title/>
        <svg:desc/>
        <text:p text:style-name="a570" text:class-names="" text:cond-style-name=""><text:span text:style-name="a569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75" draw:name="Titre 1" svg:x="0.35417in" svg:y="-0.01563in" svg:width="7.69444in" svg:height="1.08854in" presentation:class="title" presentation:placeholder="false">
        <draw:text-box>
          <text:p text:style-name="a574" text:class-names="" text:cond-style-name=""><text:span text:style-name="a572" text:class-names="">Cliquez et modifiez le titre</text:span><text:span text:style-name="a573" text:class-names=""/></text:p>
        </draw:text-box>
        <svg:title/>
        <svg:desc/>
      </draw:frame>
      <presentation:notes style:page-layout-name="pageLayout2" draw:style-name="a619">
        <draw:custom-shape svg:x="0in" svg:y="0in" svg:width="7.5in" svg:height="10in" draw:id="id9" draw:style-name="a578" draw:name="AutoShape 1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81" draw:name="AutoShape 2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584" draw:name="AutoShape 3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587" draw:name="AutoShape 4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590" draw:name="AutoShape 5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593" draw:name="AutoShape 6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596" draw:name="AutoShape 7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599" draw:name="AutoShape 8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602" draw:name="AutoShape 9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605" draw:name="Rectangle 10" svg:x="0in" svg:y="0in" svg:width="3.23264in" svg:height="0.48438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9" presentation:style-name="a608" draw:name="Rectangle 11" svg:x="4.25in" svg:y="0in" svg:width="3.23264in" svg:height="0.48438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609" draw:name="Rectangle 12">
          <svg:title/>
          <svg:desc/>
        </draw:page-thumbnail>
        <draw:frame draw:id="id21" presentation:style-name="a612" draw:name="Rectangle 13" svg:x="1in" svg:y="4.75in" svg:width="5.48264in" svg:height="4.48264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22" presentation:style-name="a615" draw:name="Rectangle 14" svg:x="0in" svg:y="9.49826in" svg:width="3.23264in" svg:height="0.48437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23" presentation:style-name="a618" draw:name="Rectangle 15" svg:x="4.25in" svg:y="9.49826in" svg:width="3.23264in" svg:height="0.48437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21">
      <draw:custom-shape svg:x="-0.03819in" svg:y="1.15104in" svg:width="10.15625in" svg:height="6.34896in" draw:id="id81" draw:layer="Master1-bg" draw:style-name="a625" draw:name="AutoShape 1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82" draw:layer="Master1-bg" draw:style-name="a629" draw:name="AutoShape 2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83" draw:layer="Master1-bg" draw:style-name="a632" draw:name="AutoShape 6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4" draw:layer="Master1-bg" draw:style-name="a633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85" draw:layer="Master1-bg" draw:style-name="a636" draw:name="Rectangle 8">
        <svg:title/>
        <svg:desc/>
        <text:p text:style-name="a635" text:class-names="" text:cond-style-name=""><text:span text:style-name="a63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86" draw:layer="Master1-bg" draw:style-name="a639" draw:name="Rectangle 9">
        <svg:title/>
        <svg:desc/>
        <text:p text:style-name="a638" text:class-names="" text:cond-style-name=""><text:span text:style-name="a637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87" draw:layer="Master1-bg" draw:style-name="a642" draw:name="Rectangle 10">
        <svg:title/>
        <svg:desc/>
        <text:p text:style-name="a641" text:class-names="" text:cond-style-name=""><text:span text:style-name="a64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6">
        <draw:custom-shape svg:x="0in" svg:y="0in" svg:width="7.5in" svg:height="10in" draw:id="id9" draw:style-name="a645" draw:name="AutoShape 1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648" draw:name="AutoShape 2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651" draw:name="AutoShape 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654" draw:name="AutoShape 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657" draw:name="AutoShape 5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660" draw:name="AutoShape 6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663" draw:name="AutoShape 7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666" draw:name="AutoShape 8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669" draw:name="AutoShape 9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672" draw:name="Rectangle 10" svg:x="0in" svg:y="0in" svg:width="3.23264in" svg:height="0.48438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9" presentation:style-name="a675" draw:name="Rectangle 11" svg:x="4.25in" svg:y="0in" svg:width="3.23264in" svg:height="0.48438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676" draw:name="Rectangle 12">
          <svg:title/>
          <svg:desc/>
        </draw:page-thumbnail>
        <draw:frame draw:id="id21" presentation:style-name="a679" draw:name="Rectangle 13" svg:x="1in" svg:y="4.75in" svg:width="5.48264in" svg:height="4.48264in" presentation:class="notes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22" presentation:style-name="a682" draw:name="Rectangle 14" svg:x="0in" svg:y="9.49826in" svg:width="3.23264in" svg:height="0.48437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23" presentation:style-name="a685" draw:name="Rectangle 15" svg:x="4.25in" svg:y="9.49826in" svg:width="3.23264in" svg:height="0.48437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8">
      <draw:custom-shape svg:x="-0.03819in" svg:y="1.15104in" svg:width="10.15625in" svg:height="6.34896in" draw:id="id88" draw:layer="Master1-bg" draw:style-name="a692" draw:name="AutoShape 1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89" draw:layer="Master1-bg" draw:style-name="a696" draw:name="AutoShape 2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90" draw:layer="Master1-bg" draw:style-name="a699" draw:name="AutoShape 6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1" draw:layer="Master1-bg" draw:style-name="a700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92" draw:layer="Master1-bg" draw:style-name="a703" draw:name="Rectangle 8">
        <svg:title/>
        <svg:desc/>
        <text:p text:style-name="a702" text:class-names="" text:cond-style-name=""><text:span text:style-name="a701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93" draw:layer="Master1-bg" draw:style-name="a706" draw:name="Rectangle 9">
        <svg:title/>
        <svg:desc/>
        <text:p text:style-name="a705" text:class-names="" text:cond-style-name=""><text:span text:style-name="a704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94" draw:layer="Master1-bg" draw:style-name="a709" draw:name="Rectangle 10">
        <svg:title/>
        <svg:desc/>
        <text:p text:style-name="a708" text:class-names="" text:cond-style-name=""><text:span text:style-name="a707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713" draw:name="Titre 1" svg:x="0.5in" svg:y="0.29861in" svg:width="3.28993in" svg:height="1.27083in" presentation:class="title" presentation:placeholder="false">
        <draw:text-box>
          <text:p text:style-name="a712" text:class-names="" text:cond-style-name=""><text:span text:style-name="a710" text:class-names="">Cliquez et modifiez le titre</text:span><text:span text:style-name="a711" text:class-names=""/></text:p>
        </draw:text-box>
        <svg:title/>
        <svg:desc/>
      </draw:frame>
      <draw:frame draw:id="id96" presentation:style-name="a729" draw:name="Espace réservé du contenu 2" svg:x="3.90972in" svg:y="0.29861in" svg:width="5.59028in" svg:height="6.40104in" presentation:class="object" presentation:placeholder="false">
        <draw:text-box>
          <text:p text:style-name="a715" text:class-names="" text:cond-style-name=""><text:span text:style-name="a714" text:class-names="">Cliquez pour modifier les styles du texte du masque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Deuxièm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Cinquièm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33" draw:name="Espace réservé du texte 3" svg:x="0.5in" svg:y="1.56944in" svg:width="3.28993in" svg:height="5.13021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77">
        <draw:custom-shape svg:x="0in" svg:y="0in" svg:width="7.5in" svg:height="10in" draw:id="id9" draw:style-name="a736" draw:name="AutoShape 1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739" draw:name="AutoShape 2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742" draw:name="AutoShape 3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745" draw:name="AutoShape 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748" draw:name="AutoShape 5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751" draw:name="AutoShape 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754" draw:name="AutoShape 7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757" draw:name="AutoShape 8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760" draw:name="AutoShape 9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763" draw:name="Rectangle 10" svg:x="0in" svg:y="0in" svg:width="3.23264in" svg:height="0.48438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9" presentation:style-name="a766" draw:name="Rectangle 11" svg:x="4.25in" svg:y="0in" svg:width="3.23264in" svg:height="0.48438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767" draw:name="Rectangle 12">
          <svg:title/>
          <svg:desc/>
        </draw:page-thumbnail>
        <draw:frame draw:id="id21" presentation:style-name="a770" draw:name="Rectangle 13" svg:x="1in" svg:y="4.75in" svg:width="5.48264in" svg:height="4.48264in" presentation:class="notes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22" presentation:style-name="a773" draw:name="Rectangle 14" svg:x="0in" svg:y="9.49826in" svg:width="3.23264in" svg:height="0.48437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23" presentation:style-name="a776" draw:name="Rectangle 15" svg:x="4.25in" svg:y="9.49826in" svg:width="3.23264in" svg:height="0.48437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9">
      <draw:custom-shape svg:x="-0.03819in" svg:y="1.15104in" svg:width="10.15625in" svg:height="6.34896in" draw:id="id98" draw:layer="Master1-bg" draw:style-name="a783" draw:name="AutoShape 1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99" draw:layer="Master1-bg" draw:style-name="a787" draw:name="AutoShape 2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00" draw:layer="Master1-bg" draw:style-name="a790" draw:name="AutoShape 6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01" draw:layer="Master1-bg" draw:style-name="a791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102" draw:layer="Master1-bg" draw:style-name="a794" draw:name="Rectangle 8">
        <svg:title/>
        <svg:desc/>
        <text:p text:style-name="a793" text:class-names="" text:cond-style-name=""><text:span text:style-name="a79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03" draw:layer="Master1-bg" draw:style-name="a797" draw:name="Rectangle 9">
        <svg:title/>
        <svg:desc/>
        <text:p text:style-name="a796" text:class-names="" text:cond-style-name=""><text:span text:style-name="a795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04" draw:layer="Master1-bg" draw:style-name="a800" draw:name="Rectangle 10">
        <svg:title/>
        <svg:desc/>
        <text:p text:style-name="a799" text:class-names="" text:cond-style-name=""><text:span text:style-name="a79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804" draw:name="Titre 1" svg:x="1.96007in" svg:y="5.25in" svg:width="6in" svg:height="0.61979in" presentation:class="title" presentation:placeholder="false">
        <draw:text-box>
          <text:p text:style-name="a803" text:class-names="" text:cond-style-name=""><text:span text:style-name="a801" text:class-names="">Cliquez et modifiez le titre</text:span><text:span text:style-name="a802" text:class-names=""/></text:p>
        </draw:text-box>
        <svg:title/>
        <svg:desc/>
      </draw:frame>
      <draw:frame draw:id="id106" presentation:style-name="a807" draw:name="Espace réservé pour une image  2" svg:x="1.96007in" svg:y="0.67014in" svg:width="6in" svg:height="4.5in" presentation:class="graphic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07" presentation:style-name="a811" draw:name="Espace réservé du texte 3" svg:x="1.96007in" svg:y="5.86979in" svg:width="6in" svg:height="0.88021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855">
        <draw:custom-shape svg:x="0in" svg:y="0in" svg:width="7.5in" svg:height="10in" draw:id="id9" draw:style-name="a814" draw:name="AutoShape 1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817" draw:name="AutoShape 2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820" draw:name="AutoShape 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823" draw:name="AutoShape 4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826" draw:name="AutoShape 5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829" draw:name="AutoShape 6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832" draw:name="AutoShape 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835" draw:name="AutoShape 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838" draw:name="AutoShap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841" draw:name="Rectangle 10" svg:x="0in" svg:y="0in" svg:width="3.23264in" svg:height="0.48438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9" presentation:style-name="a844" draw:name="Rectangle 11" svg:x="4.25in" svg:y="0in" svg:width="3.23264in" svg:height="0.48438in" presentation:class="date-time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845" draw:name="Rectangle 12">
          <svg:title/>
          <svg:desc/>
        </draw:page-thumbnail>
        <draw:frame draw:id="id21" presentation:style-name="a848" draw:name="Rectangle 13" svg:x="1in" svg:y="4.75in" svg:width="5.48264in" svg:height="4.48264in" presentation:class="notes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2" presentation:style-name="a851" draw:name="Rectangle 14" svg:x="0in" svg:y="9.49826in" svg:width="3.23264in" svg:height="0.48437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23" presentation:style-name="a854" draw:name="Rectangle 15" svg:x="4.25in" svg:y="9.49826in" svg:width="3.23264in" svg:height="0.48437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857">
      <draw:custom-shape svg:x="-0.03819in" svg:y="1.15104in" svg:width="10.15625in" svg:height="6.34896in" draw:id="id108" draw:layer="Master1-bg" draw:style-name="a861" draw:name="AutoShape 1">
        <svg:title/>
        <svg:desc/>
        <text:p text:style-name="a859" text:class-names="" text:cond-style-name=""><text:span text:style-name="a8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09" draw:layer="Master1-bg" draw:style-name="a865" draw:name="AutoShape 2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10" draw:layer="Master1-bg" draw:style-name="a868" draw:name="AutoShape 6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11" draw:layer="Master1-bg" draw:style-name="a869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112" draw:layer="Master1-bg" draw:style-name="a872" draw:name="Rectangle 8">
        <svg:title/>
        <svg:desc/>
        <text:p text:style-name="a871" text:class-names="" text:cond-style-name=""><text:span text:style-name="a870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13" draw:layer="Master1-bg" draw:style-name="a875" draw:name="Rectangle 9">
        <svg:title/>
        <svg:desc/>
        <text:p text:style-name="a874" text:class-names="" text:cond-style-name=""><text:span text:style-name="a873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14" draw:layer="Master1-bg" draw:style-name="a878" draw:name="Rectangle 10">
        <svg:title/>
        <svg:desc/>
        <text:p text:style-name="a877" text:class-names="" text:cond-style-name=""><text:span text:style-name="a876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5" presentation:style-name="a882" draw:name="Titre 1" svg:x="0.35417in" svg:y="-0.01563in" svg:width="7.69444in" svg:height="1.08854in" presentation:class="title" presentation:placeholder="false">
        <draw:text-box>
          <text:p text:style-name="a881" text:class-names="" text:cond-style-name=""><text:span text:style-name="a879" text:class-names="">Cliquez et modifiez le titre</text:span><text:span text:style-name="a880" text:class-names=""/></text:p>
        </draw:text-box>
        <svg:title/>
        <svg:desc/>
      </draw:frame>
      <draw:frame draw:id="id116" presentation:style-name="a899" draw:name="Espace réservé du texte vertical 2" svg:x="0.33854in" svg:y="1.66667in" svg:width="9.22569in" svg:height="5.52083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quez pour modifier les styles du texte du masque</text:span></text:p>
            </text:list-item>
          </text:list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Deuxième niveau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Cinquième niveau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3">
        <draw:custom-shape svg:x="0in" svg:y="0in" svg:width="7.5in" svg:height="10in" draw:id="id9" draw:style-name="a902" draw:name="AutoShape 1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905" draw:name="AutoShape 2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908" draw:name="AutoShape 3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911" draw:name="AutoShape 4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914" draw:name="AutoShape 5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917" draw:name="AutoShape 6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920" draw:name="AutoShape 7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923" draw:name="AutoShape 8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926" draw:name="AutoShape 9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929" draw:name="Rectangle 10" svg:x="0in" svg:y="0in" svg:width="3.23264in" svg:height="0.48438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9" presentation:style-name="a932" draw:name="Rectangle 11" svg:x="4.25in" svg:y="0in" svg:width="3.23264in" svg:height="0.48438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933" draw:name="Rectangle 12">
          <svg:title/>
          <svg:desc/>
        </draw:page-thumbnail>
        <draw:frame draw:id="id21" presentation:style-name="a936" draw:name="Rectangle 13" svg:x="1in" svg:y="4.75in" svg:width="5.48264in" svg:height="4.48264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22" presentation:style-name="a939" draw:name="Rectangle 14" svg:x="0in" svg:y="9.49826in" svg:width="3.23264in" svg:height="0.48437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23" presentation:style-name="a942" draw:name="Rectangle 15" svg:x="4.25in" svg:y="9.49826in" svg:width="3.23264in" svg:height="0.48437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945">
      <draw:custom-shape svg:x="-0.03819in" svg:y="1.15104in" svg:width="10.15625in" svg:height="6.34896in" draw:id="id117" draw:layer="Master1-bg" draw:style-name="a949" draw:name="AutoShape 1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18" draw:layer="Master1-bg" draw:style-name="a953" draw:name="AutoShape 2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19" draw:layer="Master1-bg" draw:style-name="a956" draw:name="AutoShape 6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20" draw:layer="Master1-bg" draw:style-name="a957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121" draw:layer="Master1-bg" draw:style-name="a960" draw:name="Rectangle 8">
        <svg:title/>
        <svg:desc/>
        <text:p text:style-name="a959" text:class-names="" text:cond-style-name=""><text:span text:style-name="a958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22" draw:layer="Master1-bg" draw:style-name="a963" draw:name="Rectangle 9">
        <svg:title/>
        <svg:desc/>
        <text:p text:style-name="a962" text:class-names="" text:cond-style-name=""><text:span text:style-name="a961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23" draw:layer="Master1-bg" draw:style-name="a966" draw:name="Rectangle 10">
        <svg:title/>
        <svg:desc/>
        <text:p text:style-name="a965" text:class-names="" text:cond-style-name=""><text:span text:style-name="a964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4" presentation:style-name="a970" draw:name="Titre vertical 1" svg:x="7.25868in" svg:y="0.10417in" svg:width="2.30556in" svg:height="7.08333in" presentation:class="title" presentation:placeholder="false">
        <draw:text-box>
          <text:p text:style-name="a969" text:class-names="" text:cond-style-name=""><text:span text:style-name="a967" text:class-names="">Cliquez et modifiez le titre</text:span><text:span text:style-name="a968" text:class-names=""/></text:p>
        </draw:text-box>
        <svg:title/>
        <svg:desc/>
      </draw:frame>
      <draw:frame draw:id="id125" presentation:style-name="a987" draw:name="Espace réservé du texte vertical 2" svg:x="0.33854in" svg:y="0.10417in" svg:width="6.75347in" svg:height="7.08333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Cliquez pour modifier les styles du texte du masque</text:span></text:p>
            </text:list-item>
          </text:list>
          <text:list text:style-name="a976">
            <text:list-item>
              <text:list text:style-name="a976">
                <text:list-item>
                  <text:p text:style-name="a975" text:class-names="" text:cond-style-name=""><text:span text:style-name="a974" text:class-names="">Deuxième niveau</text:span></text:p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p text:style-name="a978" text:class-names="" text:cond-style-name=""><text:span text:style-name="a9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p text:style-name="a981" text:class-names="" text:cond-style-name=""><text:span text:style-name="a9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list text:style-name="a986">
                            <text:list-item>
                              <text:p text:style-name="a985" text:class-names="" text:cond-style-name=""><text:span text:style-name="a983" text:class-names="">Cinquième niveau</text:span><text:span text:style-name="a9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1">
        <draw:custom-shape svg:x="0in" svg:y="0in" svg:width="7.5in" svg:height="10in" draw:id="id9" draw:style-name="a990" draw:name="AutoShape 1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993" draw:name="AutoShape 2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996" draw:name="AutoShape 3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999" draw:name="AutoShape 4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002" draw:name="AutoShape 5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005" draw:name="AutoShape 6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008" draw:name="AutoShape 7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011" draw:name="AutoShape 8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014" draw:name="AutoShape 9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017" draw:name="Rectangle 10" svg:x="0in" svg:y="0in" svg:width="3.23264in" svg:height="0.48438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9" presentation:style-name="a1020" draw:name="Rectangle 11" svg:x="4.25in" svg:y="0in" svg:width="3.23264in" svg:height="0.48438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021" draw:name="Rectangle 12">
          <svg:title/>
          <svg:desc/>
        </draw:page-thumbnail>
        <draw:frame draw:id="id21" presentation:style-name="a1024" draw:name="Rectangle 13" svg:x="1in" svg:y="4.75in" svg:width="5.48264in" svg:height="4.48264in" presentation:class="notes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22" presentation:style-name="a1027" draw:name="Rectangle 14" svg:x="0in" svg:y="9.49826in" svg:width="3.23264in" svg:height="0.48437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23" presentation:style-name="a1030" draw:name="Rectangle 15" svg:x="4.25in" svg:y="9.49826in" svg:width="3.23264in" svg:height="0.48437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Disposition-personnalisée" style:page-layout-name="pageLayout1" draw:style-name="a1033">
      <draw:custom-shape svg:x="-0.03819in" svg:y="1.15104in" svg:width="10.15625in" svg:height="6.34896in" draw:id="id126" draw:layer="Master1-bg" draw:style-name="a1037" draw:name="AutoShape 1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27" draw:layer="Master1-bg" draw:style-name="a1041" draw:name="AutoShape 2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28" draw:layer="Master1-bg" draw:style-name="a1044" draw:name="AutoShape 6">
        <svg:title/>
        <svg:desc/>
        <text:p text:style-name="a1043" text:class-names="" text:cond-style-name=""><text:span text:style-name="a104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29" draw:layer="Master1-bg" draw:style-name="a1045" draw:name="Picture 7" svg:x="8.38021in" svg:y="0.39063in" svg:width="1.375in" svg:height="0.44271in" style:rel-width="scale" style:rel-height="scale">
        <draw:image xlink:href="media/image1.png" xlink:type="simple" xlink:show="embed" xlink:actuate="onLoad"/>
        <svg:title/>
        <svg:desc/>
      </draw:frame>
      <draw:custom-shape svg:x="0.03646in" svg:y="7.22569in" svg:width="1.18403in" svg:height="0.17361in" draw:id="id130" draw:layer="Master1-bg" draw:style-name="a1048" draw:name="Rectangle 8">
        <svg:title/>
        <svg:desc/>
        <text:p text:style-name="a1047" text:class-names="" text:cond-style-name=""><text:span text:style-name="a1046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31" draw:layer="Master1-bg" draw:style-name="a1051" draw:name="Rectangle 9">
        <svg:title/>
        <svg:desc/>
        <text:p text:style-name="a1050" text:class-names="" text:cond-style-name=""><text:span text:style-name="a1049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32" draw:layer="Master1-bg" draw:style-name="a1054" draw:name="Rectangle 10">
        <svg:title/>
        <svg:desc/>
        <text:p text:style-name="a1053" text:class-names="" text:cond-style-name=""><text:span text:style-name="a1052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3" presentation:style-name="a1058" draw:name="Titre 1" svg:x="0.33854in" svg:y="0.10417in" svg:width="7.69444in" svg:height="1.08854in" presentation:class="title" presentation:placeholder="false">
        <draw:text-box>
          <text:p text:style-name="a1057" text:class-names="" text:cond-style-name=""><text:span text:style-name="a1055" text:class-names="">Cliquez et modifiez le titre</text:span><text:span text:style-name="a1056" text:class-names=""/></text:p>
        </draw:text-box>
        <svg:title/>
        <svg:desc/>
      </draw:frame>
      <presentation:notes style:page-layout-name="pageLayout2" draw:style-name="a1102">
        <draw:custom-shape svg:x="0in" svg:y="0in" svg:width="7.5in" svg:height="10in" draw:id="id9" draw:style-name="a1061" draw:name="AutoShape 1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064" draw:name="AutoShape 2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067" draw:name="AutoShape 3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070" draw:name="AutoShape 4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073" draw:name="AutoShape 5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076" draw:name="AutoShape 6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079" draw:name="AutoShape 7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082" draw:name="AutoShape 8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085" draw:name="AutoShape 9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088" draw:name="Rectangle 10" svg:x="0in" svg:y="0in" svg:width="3.23264in" svg:height="0.48438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9" presentation:style-name="a1091" draw:name="Rectangle 11" svg:x="4.25in" svg:y="0in" svg:width="3.23264in" svg:height="0.48438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092" draw:name="Rectangle 12">
          <svg:title/>
          <svg:desc/>
        </draw:page-thumbnail>
        <draw:frame draw:id="id21" presentation:style-name="a1095" draw:name="Rectangle 13" svg:x="1in" svg:y="4.75in" svg:width="5.48264in" svg:height="4.48264in" presentation:class="notes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22" presentation:style-name="a1098" draw:name="Rectangle 14" svg:x="0in" svg:y="9.49826in" svg:width="3.23264in" svg:height="0.48437in" presentation:class="footer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23" presentation:style-name="a1101" draw:name="Rectangle 15" svg:x="4.25in" svg:y="9.49826in" svg:width="3.23264in" svg:height="0.48437in" presentation:class="page-number" presentation:placeholder="false">
          <draw:text-box>
            <text:p text:style-name="a1100" text:class-names="" text:cond-style-name=""><text:span text:style-name="a109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03">
      <draw:frame draw:id="id134" presentation:style-name="a1106" draw:name="Espace réservé de l'en-tête 1" svg:x="0in" svg:y="0in" svg:width="3.25in" svg:height="0.5in" presentation:class="head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5" presentation:style-name="a1110" draw:name="Espace réservé de la date 2" svg:x="4.24826in" svg:y="0in" svg:width="3.25in" svg:height="0.5in" presentation:class="date-time" presentation:placeholder="false">
        <draw:text-box>
          <text:p text:style-name="a1109" text:class-names="" text:cond-style-name=""><text:span text:style-name="a1107" text:class-names=""><text:date text:fixed="false" style:data-style-name="a1108"/></text:span></text:p>
        </draw:text-box>
        <svg:title/>
        <svg:desc/>
      </draw:frame>
      <draw:frame draw:id="id136" presentation:style-name="a1113" draw:name="Espace réservé du pied de page 3" svg:x="0in" svg:y="9.49826in" svg:width="3.25in" svg:height="0.5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7" presentation:style-name="a1116" draw:name="Espace réservé du numéro de diapositive 4" svg:x="4.24826in" svg:y="9.49826in" svg:width="3.25in" svg:height="0.5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rmation SOA - Architecture et Intégration d'Applications d'Entreprise</dc:title>
    <dc:description/>
    <dc:subject>Architecture et Intégration d'Applications d'Entreprise</dc:subject>
    <meta:keyword>soa</meta:keyword>
    <meta:keyword> intégration</meta:keyword>
    <meta:keyword> architecture</meta:keyword>
    <meta:keyword> système</meta:keyword>
    <meta:keyword> service</meta:keyword>
    <meta:keyword> webservices</meta:keyword>
    <meta:keyword> esb</meta:keyword>
    <meta:keyword> amqp</meta:keyword>
    <meta:keyword> jms</meta:keyword>
    <meta:keyword> bpel</meta:keyword>
    <meta:keyword> xml</meta:keyword>
    <meta:initial-creator>Raphaël Delaporte</meta:initial-creator>
    <dc:creator>vickrame</dc:creator>
    <meta:creation-date>2006-03-31T14:08:12Z</meta:creation-date>
    <dc:date>2015-07-13T10:19:28Z</dc:date>
    <meta:print-date>2012-01-20T11:13:06Z</meta:print-date>
    <meta:editing-cycles>252</meta:editing-cycles>
    <meta:editing-duration>PT110155S</meta:editing-duration>
    <meta:document-statistic meta:paragraph-count="14" meta:word-count="65"/>
  </office:meta>
</office:document-meta>
</file>